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5.15cm" fo:min-width="27.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27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27cm" fo:padding-top="0.175cm" fo:padding-bottom="0.175cm" fo:padding-left="0.3cm" fo:padding-right="0.3cm"/>
    </style:style>
    <style:style style:name="gr4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0.55cm" fo:min-width="3.3cm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5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5.05cm" fo:min-width="27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45cm" fo:min-width="6.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5cm" fo:min-width="6.8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4.45cm" fo:min-width="14.625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5cm" fo:min-width="14.625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</style:style>
    <style:style style:name="gr2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5.05cm" fo:min-width="9.2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5cm" fo:min-width="9.2cm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85cm" fo:min-width="9.2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65cm" fo:min-width="8.825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5cm" fo:min-width="8.825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9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29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929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2.629cm"/>
    </style:style>
    <style:style style:name="pr3" style:family="presentation" style:parent-style-name="Standard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b2b2b2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style:text-properties fo:font-size="12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color="#b2b2b2"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6cm" svg:height="15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6cm" svg:height="1cm" svg:x="0.2cm" svg:y="1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6cm" svg:height="1.2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0.8cm" svg:x="23.1cm" svg:y="0.4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27.375cm" svg:y1="0.775cm" svg:x2="27.6cm" svg:y2="1cm">
            <text:p/>
          </draw:line>
          <draw:custom-shape draw:style-name="gr6" draw:text-style-name="P2" draw:layer="layout" svg:width="0.338cm" svg:height="0.338cm" svg:x="27.15cm" svg:y="0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3.406cm" svg:height="0.725cm" svg:x="23cm" svg:y="0.475cm">
          <draw:text-box>
            <text:p><text:span text:style-name="T1">search for town</text:span></text:p>
          </draw:text-box>
        </draw:frame>
        <draw:custom-shape draw:style-name="gr8" draw:text-style-name="P1" draw:layer="layout" svg:width="5.6cm" svg:height="1.2cm" svg:x="1.2cm" svg:y="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6cm" svg:height="1cm" svg:x="1.2cm" svg:y="4.1cm">
          <draw:text-box>
            <text:p text:style-name="P4">Västerås</text:p>
          </draw:text-box>
        </draw:frame>
        <draw:custom-shape draw:style-name="gr8" draw:text-style-name="P1" draw:layer="layout" svg:width="5.6cm" svg:height="1.2cm" svg:x="1.2cm" svg:y="5.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6cm" svg:height="1cm" svg:x="1.2cm" svg:y="5.8cm">
          <draw:text-box>
            <text:p text:style-name="P4">Eskilstuna</text:p>
          </draw:text-box>
        </draw:frame>
        <draw:custom-shape draw:style-name="gr8" draw:text-style-name="P1" draw:layer="layout" svg:width="5.6cm" svg:height="1.2cm" svg:x="1.2cm" svg:y="7.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6cm" svg:height="1cm" svg:x="1.2cm" svg:y="7.5cm">
          <draw:text-box>
            <text:p text:style-name="P4">Stockholm</text:p>
          </draw:text-box>
        </draw:frame>
        <draw:frame draw:style-name="gr7" draw:text-style-name="P6" draw:layer="layout" svg:width="6.314cm" svg:height="0.962cm" svg:x="1cm" svg:y="2.4cm">
          <draw:text-box>
            <text:p>Last searched towns</text:p>
          </draw:text-box>
        </draw:frame>
        <draw:frame draw:style-name="gr7" draw:text-style-name="P6" draw:layer="layout" svg:width="2.191cm" svg:height="0.962cm" svg:x="0.21cm" svg:y="0.3cm">
          <draw:text-box>
            <text:p>Home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1" draw:text-style-name="P1" draw:layer="layout" svg:width="27.6cm" svg:height="15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6cm" svg:height="1cm" svg:x="0.2cm" svg:y="1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6cm" svg:height="1.2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0.8cm" svg:x="23.1cm" svg:y="0.4cm">
          <text:p/>
          <draw:enhanced-geometry svg:viewBox="0 0 21600 21600" draw:type="rectangle" draw:enhanced-path="M 0 0 L 21600 0 21600 21600 0 21600 0 0 Z N"/>
        </draw:custom-shape>
        <draw:g>
          <draw:line draw:style-name="gr5" draw:text-style-name="P1" draw:layer="layout" svg:x1="27.375cm" svg:y1="0.775cm" svg:x2="27.6cm" svg:y2="1cm">
            <text:p/>
          </draw:line>
          <draw:custom-shape draw:style-name="gr6" draw:text-style-name="P2" draw:layer="layout" svg:width="0.338cm" svg:height="0.338cm" svg:x="27.15cm" svg:y="0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9" draw:layer="layout" svg:width="6cm" svg:height="0.839cm" svg:x="16.6cm" svg:y="0.4cm">
          <draw:text-box>
            <text:p text:style-name="P8"><text:span text:style-name="T2">current town: Västerås</text:span></text:p>
          </draw:text-box>
        </draw:frame>
        <draw:frame draw:style-name="gr7" draw:text-style-name="P3" draw:layer="layout" svg:width="3.406cm" svg:height="0.725cm" svg:x="23cm" svg:y="0.475cm">
          <draw:text-box>
            <text:p><text:span text:style-name="T1">search for town</text:span></text:p>
          </draw:text-box>
        </draw:frame>
        <draw:g>
          <draw:custom-shape draw:style-name="gr13" draw:text-style-name="P1" draw:layer="layout" svg:width="7.4cm" svg:height="4.8cm" svg:x="1.2cm" svg:y="1.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4cm" svg:height="0.8cm" svg:x="1.2cm" svg:y="1.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7.6cm" svg:height="0.839cm" svg:x="1.2cm" svg:y="1.861cm">
            <draw:text-box>
              <text:p text:style-name="P8"><text:span text:style-name="T2">Weather service #1 <text:s text:c="7"/></text:span><text:span text:style-name="T2">12:00</text:span></text:p>
            </draw:text-box>
          </draw:frame>
          <draw:frame draw:style-name="gr16" draw:text-style-name="P9" draw:layer="layout" svg:width="7.4cm" svg:height="3.191cm" svg:x="1.2cm" svg:y="2.7cm">
            <draw:text-box>
              <text:list text:style-name="L1">
                <text:list-item>
                  <text:p text:style-name="P8"><text:span text:style-name="T2">Temperature: 15° C</text:span></text:p>
                </text:list-item>
                <text:list-item>
                  <text:p text:style-name="P8"><text:span text:style-name="T2">Wind speed: 1 km/h</text:span></text:p>
                </text:list-item>
                <text:list-item>
                  <text:p text:style-name="P8"><text:span text:style-name="T2">Sky: sunny</text:span></text:p>
                </text:list-item>
                <text:list-item>
                  <text:p text:style-name="P8"><text:span text:style-name="T2">Rainfall quantity: 0 l/</text:span><text:span text:style-name="T2">mm²</text:span></text:p>
                </text:list-item>
                <text:list-item>
                  <text:p text:style-name="P8"><text:span text:style-name="T2">...</text:span></text:p>
                </text:list-item>
              </text:list>
            </draw:text-box>
          </draw:frame>
        </draw:g>
        <draw:g>
          <draw:custom-shape draw:style-name="gr13" draw:text-style-name="P1" draw:layer="layout" svg:width="7.4cm" svg:height="4.8cm" svg:x="10.3cm" svg:y="1.9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4cm" svg:height="0.8cm" svg:x="10.3cm" svg:y="1.9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7.6cm" svg:height="0.839cm" svg:x="10.2cm" svg:y="1.881cm">
            <draw:text-box>
              <text:p text:style-name="P8"><text:span text:style-name="T2">Weather service #2 <text:s text:c="7"/></text:span><text:span text:style-name="T2">12:01</text:span></text:p>
            </draw:text-box>
          </draw:frame>
          <draw:frame draw:style-name="gr16" draw:text-style-name="P9" draw:layer="layout" svg:width="7.4cm" svg:height="3.191cm" svg:x="10.3cm" svg:y="2.72cm">
            <draw:text-box>
              <text:list text:style-name="L1">
                <text:list-item>
                  <text:p text:style-name="P8"><text:span text:style-name="T2">Temperature: 14.3° C</text:span></text:p>
                </text:list-item>
                <text:list-item>
                  <text:p text:style-name="P8"><text:span text:style-name="T2">Wind speed: 1.4 km/h</text:span></text:p>
                </text:list-item>
                <text:list-item>
                  <text:p text:style-name="P8"><text:span text:style-name="T2">Sky: partly cloudy</text:span></text:p>
                </text:list-item>
                <text:list-item>
                  <text:p text:style-name="P8"><text:span text:style-name="T2">Rainfall quantity: 0 l/</text:span><text:span text:style-name="T2">mm²</text:span></text:p>
                </text:list-item>
                <text:list-item>
                  <text:p text:style-name="P8"><text:span text:style-name="T2">...</text:span></text:p>
                </text:list-item>
              </text:list>
            </draw:text-box>
          </draw:frame>
        </draw:g>
        <draw:g>
          <draw:custom-shape draw:style-name="gr13" draw:text-style-name="P1" draw:layer="layout" svg:width="7.4cm" svg:height="4.8cm" svg:x="19.375cm" svg:y="1.9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7.4cm" svg:height="0.8cm" svg:x="19.375cm" svg:y="1.92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9" draw:layer="layout" svg:width="7.6cm" svg:height="0.839cm" svg:x="19.375cm" svg:y="1.881cm">
            <draw:text-box>
              <text:p text:style-name="P8"><text:span text:style-name="T2">Weather service #3 <text:s text:c="7"/></text:span><text:span text:style-name="T2">11:59</text:span></text:p>
            </draw:text-box>
          </draw:frame>
          <draw:frame draw:style-name="gr16" draw:text-style-name="P9" draw:layer="layout" svg:width="7.4cm" svg:height="3.191cm" svg:x="19.375cm" svg:y="2.72cm">
            <draw:text-box>
              <text:list text:style-name="L1">
                <text:list-item>
                  <text:p text:style-name="P8"><text:span text:style-name="T2">Temperature: 16.1° C</text:span></text:p>
                </text:list-item>
                <text:list-item>
                  <text:p text:style-name="P8"><text:span text:style-name="T2">Wind speed: 1.2 km/h</text:span></text:p>
                </text:list-item>
                <text:list-item>
                  <text:p text:style-name="P8"><text:span text:style-name="T2">Sky: sunny</text:span></text:p>
                </text:list-item>
                <text:list-item>
                  <text:p text:style-name="P8"><text:span text:style-name="T2">Rainfall quantity: 0 l/</text:span><text:span text:style-name="T2">mm²</text:span></text:p>
                </text:list-item>
                <text:list-item>
                  <text:p text:style-name="P8"><text:span text:style-name="T2">...</text:span></text:p>
                </text:list-item>
              </text:list>
            </draw:text-box>
          </draw:frame>
        </draw:g>
        <draw:custom-shape draw:style-name="gr17" draw:text-style-name="P1" draw:layer="layout" svg:width="15.225cm" svg:height="4.8cm" svg:x="1.175cm" svg:y="7.7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5.225cm" svg:height="0.8cm" svg:x="1.175cm" svg:y="7.72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7.6cm" svg:height="0.839cm" svg:x="1.175cm" svg:y="7.681cm">
          <draw:text-box>
            <text:p text:style-name="P8"><text:span text:style-name="T2">Average</text:span></text:p>
          </draw:text-box>
        </draw:frame>
        <draw:frame draw:style-name="gr19" draw:text-style-name="P9" draw:layer="layout" svg:width="15.425cm" svg:height="3.779cm" svg:x="1.175cm" svg:y="8.52cm">
          <draw:text-box>
            <text:list text:style-name="L1">
              <text:list-item>
                <text:p text:style-name="P8"><text:span text:style-name="T2">Temperature: 15,13 </text:span><text:span text:style-name="T2">°C</text:span><text:span text:style-name="T2"><text:tab/></text:span><text:span text:style-name="T2">(min.: 14.3 / </text:span><text:span text:style-name="T2">max.: 16.1)</text:span></text:p>
              </text:list-item>
              <text:list-item>
                <text:p text:style-name="P8"><text:span text:style-name="T2">Wind speed: 1.2 km/h</text:span><text:span text:style-name="T2"><text:tab/></text:span><text:span text:style-name="T2">(min.: 1 / max.: </text:span><text:span text:style-name="T2">1.4)</text:span></text:p>
              </text:list-item>
              <text:list-item>
                <text:p text:style-name="P8"><text:span text:style-name="T2">Sky: sunny</text:span><text:span text:style-name="T2"><text:tab/></text:span><text:span text:style-name="T2"><text:tab/></text:span><text:span text:style-name="T2"><text:tab/></text:span><text:span text:style-name="T2">(min.: partly </text:span><text:span text:style-name="T2">cloudy / max.: sunny)</text:span></text:p>
              </text:list-item>
              <text:list-item>
                <text:p text:style-name="P8"><text:span text:style-name="T2">Rainfall quantity: 0 l/</text:span><text:span text:style-name="T2">mm²</text:span><text:span text:style-name="T2"><text:tab/></text:span><text:span text:style-name="T2">(min.: 0 / max.: </text:span><text:span text:style-name="T2">0)</text:span></text:p>
              </text:list-item>
              <text:list-item>
                <text:p text:style-name="P8"><text:span text:style-name="T2">...</text:span></text:p>
              </text:list-item>
            </text:list>
          </draw:text-box>
        </draw:frame>
        <draw:frame draw:style-name="gr7" draw:text-style-name="P6" draw:layer="layout" svg:width="2.191cm" svg:height="0.962cm" svg:x="0.209cm" svg:y="0.3cm">
          <draw:text-box>
            <text:p>Home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20" draw:text-style-name="P1" draw:layer="layout" svg:width="9.8cm" svg:height="15.4cm" svg:x="2cm" svg:y="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9.8cm" svg:height="1cm" svg:x="2cm" svg:y="14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9.8cm" svg:height="1.2cm" svg:x="2cm" svg:y="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0.8cm" svg:x="7.8cm" svg:y="0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406cm" svg:height="0.725cm" svg:x="7.7cm" svg:y="0.475cm">
          <draw:text-box>
            <text:p text:style-name="P10"><text:span text:style-name="T1">search for town</text:span></text:p>
          </draw:text-box>
        </draw:frame>
        <draw:custom-shape draw:style-name="gr8" draw:text-style-name="P1" draw:layer="layout" svg:width="5.6cm" svg:height="1.2cm" svg:x="3cm" svg:y="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6cm" svg:height="1cm" svg:x="3cm" svg:y="4.1cm">
          <draw:text-box>
            <text:p text:style-name="P11">Västerås</text:p>
          </draw:text-box>
        </draw:frame>
        <draw:custom-shape draw:style-name="gr8" draw:text-style-name="P1" draw:layer="layout" svg:width="5.6cm" svg:height="1.2cm" svg:x="3cm" svg:y="5.7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6cm" svg:height="1cm" svg:x="3cm" svg:y="5.8cm">
          <draw:text-box>
            <text:p text:style-name="P11">Eskilstuna</text:p>
          </draw:text-box>
        </draw:frame>
        <draw:custom-shape draw:style-name="gr8" draw:text-style-name="P1" draw:layer="layout" svg:width="5.6cm" svg:height="1.2cm" svg:x="3cm" svg:y="7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6cm" svg:height="1cm" svg:x="3cm" svg:y="7.5cm">
          <draw:text-box>
            <text:p text:style-name="P11">Stockholm</text:p>
          </draw:text-box>
        </draw:frame>
        <draw:frame draw:style-name="gr7" draw:text-style-name="P14" draw:layer="layout" svg:width="6.314cm" svg:height="0.962cm" svg:x="2.8cm" svg:y="2.4cm">
          <draw:text-box>
            <text:p text:style-name="P13">Last searched towns</text:p>
          </draw:text-box>
        </draw:frame>
        <draw:frame draw:style-name="gr7" draw:text-style-name="P14" draw:layer="layout" svg:width="2.191cm" svg:height="0.962cm" svg:x="2.01cm" svg:y="0.3cm">
          <draw:text-box>
            <text:p text:style-name="P13">Home</text:p>
          </draw:text-box>
        </draw:frame>
        <draw:custom-shape draw:style-name="gr20" draw:text-style-name="P1" draw:layer="layout" svg:width="9.8cm" svg:height="15.4cm" svg:x="16.2cm" svg:y="0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9.8cm" svg:height="1.2cm" svg:x="16.2cm" svg:y="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cm" svg:height="0.8cm" svg:x="22cm" svg:y="0.4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406cm" svg:height="0.725cm" svg:x="21.9cm" svg:y="0.475cm">
          <draw:text-box>
            <text:p text:style-name="P10"><text:span text:style-name="T1">search for town</text:span></text:p>
          </draw:text-box>
        </draw:frame>
        <draw:frame draw:style-name="gr7" draw:text-style-name="P14" draw:layer="layout" svg:width="2.191cm" svg:height="0.962cm" svg:x="16.21cm" svg:y="0.3cm">
          <draw:text-box>
            <text:p text:style-name="P13">Home</text:p>
          </draw:text-box>
        </draw:frame>
        <draw:frame draw:style-name="gr7" draw:text-style-name="P16" draw:layer="layout" svg:width="2.305cm" svg:height="1.157cm" svg:x="19.7cm" svg:y="0.2cm">
          <draw:text-box>
            <text:p text:style-name="P15"><text:span text:style-name="T3">current:</text:span></text:p>
            <text:p text:style-name="P15"><text:span text:style-name="T4">Västerås</text:span></text:p>
          </draw:text-box>
        </draw:frame>
        <draw:custom-shape draw:style-name="gr23" draw:text-style-name="P1" draw:layer="layout" svg:width="9.425cm" svg:height="4cm" svg:x="16.4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9.425cm" svg:height="0.8cm" svg:x="16.4cm" svg:y="2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7.6cm" svg:height="0.839cm" svg:x="16.4cm" svg:y="1.961cm">
          <draw:text-box>
            <text:p text:style-name="P8"><text:span text:style-name="T2">Average</text:span></text:p>
          </draw:text-box>
        </draw:frame>
        <draw:frame draw:style-name="gr25" draw:text-style-name="P9" draw:layer="layout" svg:width="9.425cm" svg:height="3.191cm" svg:x="16.4cm" svg:y="2.821cm">
          <draw:text-box>
            <text:list text:style-name="L1">
              <text:list-item>
                <text:p text:style-name="P8"><text:span text:style-name="T2">Temperatur</text:span><text:span text:style-name="T2">e: 15,13 °C</text:span></text:p>
              </text:list-item>
              <text:list-item>
                <text:p text:style-name="P8"><text:span text:style-name="T2">Wind </text:span><text:span text:style-name="T2">speed: 1.2 </text:span><text:span text:style-name="T2">km/h</text:span></text:p>
              </text:list-item>
              <text:list-item>
                <text:p text:style-name="P8"><text:span text:style-name="T2">Sky: sunny</text:span></text:p>
              </text:list-item>
              <text:list-item>
                <text:p text:style-name="P8"><text:span text:style-name="T2">Rainfall </text:span><text:span text:style-name="T2">quantity: 0 </text:span><text:span text:style-name="T2">l/mm²</text:span></text:p>
              </text:list-item>
              <text:list-item>
                <text:p text:style-name="P8"><text:span text:style-name="T2">...</text:span></text:p>
              </text:list-item>
            </text:list>
          </draw:text-box>
        </draw:frame>
        <draw:custom-shape draw:style-name="gr23" draw:text-style-name="P1" draw:layer="layout" svg:width="9.425cm" svg:height="4cm" svg:x="16.4cm" svg:y="6.29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9.425cm" svg:height="0.8cm" svg:x="16.4cm" svg:y="6.29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425cm" svg:height="0.839cm" svg:x="16.4cm" svg:y="6.256cm">
          <draw:text-box>
            <text:p text:style-name="P8"><text:span text:style-name="T2">Weather service #1 <text:s text:c="7"/></text:span><text:span text:style-name="T2"><text:tab/></text:span><text:span text:style-name="T2"><text:tab/></text:span><text:span text:style-name="T2">12:00</text:span></text:p>
          </draw:text-box>
        </draw:frame>
        <draw:frame draw:style-name="gr26" draw:text-style-name="P18" draw:layer="layout" svg:width="9.425cm" svg:height="3.191cm" svg:x="16.4cm" svg:y="7.116cm">
          <draw:text-box>
            <text:list text:style-name="L1">
              <text:list-item>
                <text:p text:style-name="P17"><text:span text:style-name="T2">Temperature: 15° C</text:span></text:p>
              </text:list-item>
              <text:list-item>
                <text:p text:style-name="P17"><text:span text:style-name="T2">Wind speed: 1 km/h</text:span></text:p>
              </text:list-item>
              <text:list-item>
                <text:p text:style-name="P17"><text:span text:style-name="T2">Sky: sunny</text:span></text:p>
              </text:list-item>
              <text:list-item>
                <text:p text:style-name="P17"><text:span text:style-name="T2">Rainfall quantity: 0 l/mm²</text:span></text:p>
              </text:list-item>
              <text:list-item>
                <text:p text:style-name="P8"><text:span text:style-name="T2">...</text:span></text:p>
              </text:list-item>
            </text:list>
          </draw:text-box>
        </draw:frame>
        <draw:custom-shape draw:style-name="gr23" draw:text-style-name="P1" draw:layer="layout" svg:width="9.425cm" svg:height="4cm" svg:x="16.4cm" svg:y="10.60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9.425cm" svg:height="0.8cm" svg:x="16.4cm" svg:y="10.609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9.425cm" svg:height="0.839cm" svg:x="16.4cm" svg:y="10.57cm">
          <draw:text-box>
            <text:p text:style-name="P8"><text:span text:style-name="T2">Weather service #2 <text:s text:c="7"/></text:span><text:span text:style-name="T2"><text:tab/></text:span><text:span text:style-name="T2"><text:tab/></text:span><text:span text:style-name="T2">12:01</text:span></text:p>
          </draw:text-box>
        </draw:frame>
        <draw:frame draw:style-name="gr27" draw:text-style-name="P18" draw:layer="layout" svg:width="9.425cm" svg:height="3.191cm" svg:x="16.4cm" svg:y="11.43cm">
          <draw:text-box>
            <text:list text:style-name="L1">
              <text:list-item>
                <text:p text:style-name="P17"><text:span text:style-name="T2">Temperature: 14.3° C</text:span></text:p>
              </text:list-item>
              <text:list-item>
                <text:p text:style-name="P17"><text:span text:style-name="T2">Wind speed: 1.4 km/h</text:span></text:p>
              </text:list-item>
              <text:list-item>
                <text:p text:style-name="P17"><text:span text:style-name="T2">Sky: partly cloudy</text:span></text:p>
              </text:list-item>
              <text:list-item>
                <text:p text:style-name="P17"><text:span text:style-name="T2">Rainfall quantity: 0 l/mm²</text:span></text:p>
              </text:list-item>
              <text:list-item>
                <text:p text:style-name="P17"><text:span text:style-name="T2">...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9:04:58.158432467</meta:creation-date>
    <dc:date>2018-10-14T20:05:49.499796251</dc:date>
    <meta:editing-duration>PT18M35S</meta:editing-duration>
    <meta:editing-cycles>4</meta:editing-cycles>
    <meta:generator>LibreOffice/6.0.6.2$Linux_X86_64 LibreOffice_project/00m0$Build-2</meta:generator>
    <meta:document-statistic meta:object-count="107"/>
  </office:meta>
</office:document-meta>
</file>